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51f531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51f53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51f531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49fce3" officeooo:paragraph-rsid="0049fce3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text-properties style:text-line-through-style="none" style:text-line-through-type="none" style:font-name="DejaVu Sans Condensed" fo:font-size="12pt" fo:font-style="normal" style:text-underline-style="none" fo:font-weight="normal" officeooo:rsid="00522684" officeooo:paragraph-rsid="00522684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1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49fce3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4fb44b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500375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50f692" style:font-size-asian="12pt" style:font-weight-asian="bold" style:font-size-complex="12pt" style:font-weight-complex="bold"/>
    </style:style>
    <style:style style:name="T6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6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3">2</text:span><text:span text:style-name="T4">0</text:span><text:span text:style-name="T3">1</text:span><text:span text:style-name="T1"> - </text:span><text:span text:style-name="T5">Ground - </text:span><text:span text:style-name="T2">Cold Start</text:span></text:p>
      <text:p text:style-name="P4"/>
      <text:p text:style-name="P5">Cold Start</text:p>
      <text:list xml:id="list3427212924" text:style-name="L1">
        <text:list-item>
          <text:p text:style-name="P6">BATT switch ... ON (roof panel forward left)</text:p>
        </text:list-item>
        <text:list-item>
          <text:p text:style-name="P6">APU switch ... RDY for 5 seconds, then START for 2 seconds, then release back to RDY (roof panel forward left)</text:p>
        </text:list-item>
        <text:list-item>
          <text:p text:style-name="P6">When APU RDY light illuminates and UTIL PRES light goes out (roof panel forward left), proceed.</text:p>
        </text:list-item>
        <text:list-item>
          <text:p text:style-name="P6">GEN, APU switch ... ON (roof panel forward left)</text:p>
        </text:list-item>
        <text:list-item>
          <text:p text:style-name="P6">MFD power knobs ... NORM or NVG as needed (pilot left/right, copilot left/right, and center)</text:p>
        </text:list-item>
        <text:list-item>
          <text:p text:style-name="P6">Bring up INST display on one of the MFDs to monitor engine start.</text:p>
        </text:list-item>
        <text:list-item>
          <text:p text:style-name="P6">Crossfeed switch ... ON (roof panel aft middle)</text:p>
        </text:list-item>
        <text:list-item>
          <text:p text:style-name="P6">B/U PWR switch ... ON (roof panel forward middle)</text:p>
        </text:list-item>
        <text:list-item>
          <text:p text:style-name="P6">?? PWR XFER 1 and PWR XFER 2 switches ... ON (roof panel forward right)</text:p>
        </text:list-item>
        <text:list-item>
          <text:p text:style-name="P6">Start engine 1:</text:p>
          <text:list>
            <text:list-item>
              <text:p text:style-name="P6">Engine 1 FUEL CONTR, MAIN, AFT and FWD switches ... ON (roof panel aft middle)</text:p>
            </text:list-item>
            <text:list-item>
              <text:p text:style-name="P6">Engine 1 control lever (white handle) ... Move slowly from STOP to GROUND (roof panel middle)</text:p>
            </text:list-item>
            <text:list-item>
              <text:p text:style-name="P6">ENG START switch ... 1 and hold (left click and hold) (roof panel forward middle)</text:p>
            </text:list-item>
            <text:list-item>
              <text:p text:style-name="P6">When Engine 1 NG is 12% or more, release.</text:p>
            </text:list-item>
            <text:list-item>
              <text:p text:style-name="P6">When Engine 1 NG is at 55%, proceed.</text:p>
            </text:list-item>
          </text:list>
        </text:list-item>
        <text:list-item>
          <text:p text:style-name="P6">Start engine 2:</text:p>
          <text:list>
            <text:list-item>
              <text:p text:style-name="P6">Engine 2 FUEL CONTR, MAIN, AFT and FWD switches ... ON (roof panel aft middle)</text:p>
            </text:list-item>
            <text:list-item>
              <text:p text:style-name="P6">Engine 2 control lever (white handle) ... Move slowly from STOP to GROUND (roof panel middle)</text:p>
            </text:list-item>
            <text:list-item>
              <text:p text:style-name="P6">ENG START switch ... 2 and hold (right click and hold) (roof panel forward middle)</text:p>
            </text:list-item>
            <text:list-item>
              <text:p text:style-name="P6">When Engine 2 NG is 12% or more, release.</text:p>
            </text:list-item>
            <text:list-item>
              <text:p text:style-name="P6">When Engine 2 NG is at 55%, proceed.</text:p>
            </text:list-item>
          </text:list>
        </text:list-item>
        <text:list-item>
          <text:p text:style-name="P6">Engine 1 and Engine 2 control levers ... Move slowly from GROUND to FLIGHT</text:p>
        </text:list-item>
        <text:list-item>
          <text:p text:style-name="P6">When NR is at 100%, proceed</text:p>
        </text:list-item>
        <text:list-item>
          <text:p text:style-name="P6">GEN 1 and 2 switches ... ON (roof panel forward left)</text:p>
        </text:list-item>
        <text:list-item>
          <text:p text:style-name="P6">GEN APU switch ... OFF (roof panel forward left)</text:p>
        </text:list-item>
        <text:list-item>
          <text:p text:style-name="P6">APU switch ... OFF (roof panel forward lef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2H37M22S</meta:editing-duration>
    <meta:editing-cycles>54</meta:editing-cycles>
    <meta:generator>LibreOffice/7.4.5.1$Windows_X86_64 LibreOffice_project/9c0871452b3918c1019dde9bfac75448afc4b57f</meta:generator>
    <dc:date>2024-07-13T13:33:41.589000000</dc:date>
    <meta:document-statistic meta:table-count="1" meta:image-count="0" meta:object-count="0" meta:page-count="1" meta:paragraph-count="34" meta:word-count="346" meta:character-count="1716" meta:non-whitespace-character-count="1430"/>
  </office:meta>
</office:document-meta>
</file>